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weight="bold" officeooo:rsid="0012db85" officeooo:paragraph-rsid="0012db85" style:font-weight-asian="bold" style:font-weight-complex="bold"/>
    </style:style>
    <style:style style:name="P2" style:family="paragraph" style:parent-style-name="Standard">
      <style:text-properties style:font-name="Arial" fo:font-size="11pt" fo:font-weight="bold" officeooo:rsid="0012db85" officeooo:paragraph-rsid="0012db85" style:font-size-asian="11pt" style:font-weight-asian="bold" style:font-size-complex="11pt" style:font-weight-complex="bold"/>
    </style:style>
    <style:style style:name="P3" style:family="paragraph" style:parent-style-name="Standard">
      <style:text-properties style:font-name="Arial" fo:font-size="11pt" fo:font-weight="bold" officeooo:rsid="0012db85" officeooo:paragraph-rsid="0017a140" style:font-size-asian="11pt" style:font-weight-asian="bold" style:font-size-complex="11pt" style:font-weight-complex="bold"/>
    </style:style>
    <style:style style:name="P4" style:family="paragraph" style:parent-style-name="Standard">
      <style:text-properties style:font-name="Arial" fo:font-size="11pt" fo:font-weight="normal" officeooo:rsid="0015424b" officeooo:paragraph-rsid="0015424b" style:font-size-asian="11pt" style:font-weight-asian="normal" style:font-size-complex="11pt" style:font-weight-complex="normal"/>
    </style:style>
    <style:style style:name="P5" style:family="paragraph" style:parent-style-name="Standard">
      <style:text-properties style:font-name="Arial" fo:font-size="11pt" fo:font-weight="normal" officeooo:rsid="00162369" officeooo:paragraph-rsid="00162369" style:font-size-asian="11pt" style:font-weight-asian="normal" style:font-size-complex="11pt" style:font-weight-complex="normal"/>
    </style:style>
    <style:style style:name="P6" style:family="paragraph" style:parent-style-name="Standard">
      <style:text-properties style:font-name="Arial" fo:font-size="11pt" fo:font-weight="normal" officeooo:rsid="0012db85" officeooo:paragraph-rsid="0012db85" style:font-size-asian="11pt" style:font-weight-asian="normal" style:font-size-complex="11pt" style:font-weight-complex="normal"/>
    </style:style>
    <style:style style:name="P7" style:family="paragraph" style:parent-style-name="Standard">
      <style:text-properties style:font-name="Arial" fo:font-size="11pt" fo:font-weight="normal" officeooo:rsid="00169c7c" officeooo:paragraph-rsid="00169c7c" style:font-size-asian="11pt" style:font-weight-asian="normal" style:font-size-complex="11pt" style:font-weight-complex="normal"/>
    </style:style>
    <style:style style:name="P8" style:family="paragraph" style:parent-style-name="Standard">
      <style:text-properties style:font-name="Arial" fo:font-size="11pt" fo:font-weight="normal" officeooo:rsid="00169ef1" officeooo:paragraph-rsid="00169ef1" style:font-size-asian="11pt" style:font-weight-asian="normal" style:font-size-complex="11pt" style:font-weight-complex="normal"/>
    </style:style>
    <style:style style:name="P9" style:family="paragraph" style:parent-style-name="Standard">
      <style:text-properties style:font-name="Arial" fo:font-size="11pt" fo:font-weight="normal" officeooo:rsid="0017a140" officeooo:paragraph-rsid="0017a140" style:font-size-asian="11pt" style:font-weight-asian="normal" style:font-size-complex="11pt" style:font-weight-complex="normal"/>
    </style:style>
    <style:style style:name="P10" style:family="paragraph" style:parent-style-name="Standard">
      <style:text-properties style:font-name="Arial" fo:font-size="11pt" fo:font-weight="normal" officeooo:rsid="001804bd" officeooo:paragraph-rsid="001804bd" style:font-size-asian="11pt" style:font-weight-asian="normal" style:font-size-complex="11pt" style:font-weight-complex="normal"/>
    </style:style>
    <style:style style:name="P11" style:family="paragraph" style:parent-style-name="Standard">
      <style:text-properties style:font-name="Arial" fo:font-size="11pt" fo:font-weight="normal" officeooo:rsid="00183cc8" officeooo:paragraph-rsid="00183cc8" style:font-size-asian="11pt" style:font-weight-asian="normal" style:font-size-complex="11pt" style:font-weight-complex="normal"/>
    </style:style>
    <style:style style:name="P12" style:family="paragraph" style:parent-style-name="Standard">
      <style:text-properties style:font-name="Arial" fo:font-size="11pt" fo:font-weight="normal" officeooo:rsid="0017a140" officeooo:paragraph-rsid="0017a140" style:font-size-asian="11pt" style:font-weight-asian="normal" style:font-size-complex="11pt" style:font-weight-complex="normal"/>
    </style:style>
    <style:style style:name="P13" style:family="paragraph" style:parent-style-name="Standard">
      <style:text-properties style:font-name="Arial" fo:font-size="11pt" fo:font-weight="normal" officeooo:rsid="001804bd" officeooo:paragraph-rsid="0012db85" style:font-size-asian="11pt" style:font-weight-asian="normal" style:font-size-complex="11pt" style:font-weight-complex="normal"/>
    </style:style>
    <style:style style:name="P14" style:family="paragraph" style:parent-style-name="Standard">
      <style:text-properties style:font-name="Arial" fo:font-size="11pt" fo:font-weight="normal" officeooo:rsid="0019a4c4" officeooo:paragraph-rsid="0019a4c4" style:font-size-asian="11pt" style:font-weight-asian="normal" style:font-size-complex="11pt" style:font-weight-complex="normal"/>
    </style:style>
    <style:style style:name="P15" style:family="paragraph" style:parent-style-name="Standard">
      <style:text-properties style:font-name="Arial" fo:font-size="11pt" fo:font-weight="normal" officeooo:rsid="001ad873" officeooo:paragraph-rsid="001ad873" style:font-size-asian="11pt" style:font-weight-asian="normal" style:font-size-complex="11pt" style:font-weight-complex="normal"/>
    </style:style>
    <style:style style:name="P16" style:family="paragraph" style:parent-style-name="Standard">
      <style:text-properties style:font-name="Arial" fo:font-size="11pt" fo:font-weight="normal" officeooo:rsid="001bf932" officeooo:paragraph-rsid="001bf932" style:font-size-asian="11pt" style:font-weight-asian="normal" style:font-size-complex="11pt" style:font-weight-complex="normal"/>
    </style:style>
    <style:style style:name="P17" style:family="paragraph" style:parent-style-name="Standard">
      <style:text-properties style:font-name="Arial" fo:font-size="11pt" fo:font-weight="bold" officeooo:rsid="0012db85" officeooo:paragraph-rsid="0012db85" style:font-size-asian="11pt" style:font-weight-asian="bold" style:font-size-complex="11pt" style:font-weight-complex="bold"/>
    </style:style>
    <style:style style:name="P18" style:family="paragraph" style:parent-style-name="Standard">
      <style:text-properties style:font-name="Arial" fo:font-size="11pt" fo:font-weight="bold" officeooo:rsid="001bf932" officeooo:paragraph-rsid="001bf932" style:font-size-asian="11pt" style:font-weight-asian="bold" style:font-size-complex="11pt" style:font-weight-complex="bold"/>
    </style:style>
    <style:style style:name="P19" style:family="paragraph" style:parent-style-name="Standard">
      <style:text-properties officeooo:paragraph-rsid="0019a4c4"/>
    </style:style>
    <style:style style:name="P20" style:family="paragraph" style:parent-style-name="Standard">
      <style:text-properties officeooo:paragraph-rsid="001ad873"/>
    </style:style>
    <style:style style:name="T1" style:family="text">
      <style:text-properties fo:background-color="#f08080" loext:char-shading-value="0"/>
    </style:style>
    <style:style style:name="T2" style:family="text">
      <style:text-properties officeooo:rsid="00148284" fo:background-color="#f08080" loext:char-shading-value="0"/>
    </style:style>
    <style:style style:name="T3" style:family="text">
      <style:text-properties officeooo:rsid="00162369"/>
    </style:style>
    <style:style style:name="T4" style:family="text">
      <style:text-properties officeooo:rsid="0017a140"/>
    </style:style>
    <style:style style:name="T5" style:family="text">
      <style:text-properties fo:font-weight="normal" style:font-weight-asian="normal" style:font-weight-complex="normal"/>
    </style:style>
    <style:style style:name="T6" style:family="text">
      <style:text-properties fo:font-weight="normal" officeooo:rsid="001804bd" style:font-weight-asian="normal" style:font-weight-complex="normal"/>
    </style:style>
    <style:style style:name="T7" style:family="text">
      <style:text-properties officeooo:rsid="001804bd"/>
    </style:style>
    <style:style style:name="T8" style:family="text">
      <style:text-properties officeooo:rsid="0018b6d2"/>
    </style:style>
    <style:style style:name="T9" style:family="text">
      <style:text-properties style:font-name="Arial" fo:font-size="11pt" fo:font-weight="normal" officeooo:rsid="0019a4c4" style:font-size-asian="11pt" style:font-weight-asian="normal" style:font-size-complex="11pt" style:font-weight-complex="normal"/>
    </style:style>
    <style:style style:name="T10" style:family="text">
      <style:text-properties style:font-name="Arial" fo:font-size="11pt" fo:font-weight="normal" officeooo:rsid="001ad873" style:font-size-asian="11pt" style:font-weight-asian="normal"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CTIVITATS TEM</text:span><text:span text:style-name="T2">A 9</text:span><text:span text:style-name="T1">.- EL CONTRACTE DE TREBALL</text:span></text:p>
      <text:p text:style-name="P1"/>
      <text:p text:style-name="P2">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4">Les condicions proposades per l’empresa no son correctes, ja que els contractes de període de prova es cobren.</text:p>
      <text:p text:style-name="P2"/>
      <text:p text:style-name="P2">2. Has arribat a un acord verbal amb l'amo d'una empresa per a treballar 6 setmanes amb un contracte temporal eventual per circumstàncies de la producció. És legal l'acord de paraula en aquest cas?, per què?. (0,5)</text:p>
      <text:p text:style-name="P4">L’acord de paraula no es legal perquè<text:span text:style-name="T3"> la duració es superior a 4 setmanes i no es un contracte indefinit ordinari.</text:span></text:p>
      <text:p text:style-name="P2"/>
      <text:p text:style-name="P2">3. Un hospital privat ha de substituir a dues persones per diferents motius, d'una banda un administratiu que està de baixa per malaltia i la baixa de la qual es preveu llarga, i d'altra banda a l'encarregada de manteniment que acaba de donar a la llum i gaudirà del permís de maternitat de 16 setmanes. (1)</text:p>
      <text:p text:style-name="P2">a) Quin contracte es realitzarà amb els treballadors que substitueixen a l'administratiu i a l'encarregada de manteniment?, per què?</text:p>
      <text:p text:style-name="P2">b) Quina serà la duració del contracte de la persona que substituïsca a l'administratiu?</text:p>
      <text:p text:style-name="P5">Durará el temps que tarde el administratiu en recuperarse.</text:p>
      <text:p text:style-name="P5"/>
      <text:p text:style-name="P2">c) Quina indemnització tenen els substituts en finalitzar el seu contracte?</text:p>
      <text:p text:style-name="P5">Ninguna</text:p>
      <text:p text:style-name="P2"/>
      <text:p text:style-name="P2">4. Una empresa té molts més demanda de setembre a novembre, per la qual cosa necessitarà contractar a algú més durant 3 mesos. El seu salari serà de 40€/dia. (1)</text:p>
      <text:p text:style-name="P2"/>
      <text:p text:style-name="P2">a) Quin tipus de contracte pot realitzar l'empresa?, per què?.</text:p>
      <text:p text:style-name="P7">El contracte temporal eventual per circumstàncies de la producció. Un dels motius es: Situacions ocasionals, previsibles i que tinguen una duració reduïda i delimitada, utilitzar aquest contracte un màxim de 90 dies (no continuats) l'any natural, sense límit de treballadors.</text:p>
      <text:p text:style-name="P7"/>
      <text:p text:style-name="P2">b) Quina és la duració màxima que solen indicar els Convenis Col·lectius?</text:p>
      <text:p text:style-name="P7">Un màxim de 6 mesos en període de 12.</text:p>
      <text:p text:style-name="P7"/>
      <text:p text:style-name="P2">c) Quin import en euros cobrarà aquest treballador com a indemnització en finalitzar el contracte?</text:p>
      <text:p text:style-name="P7">Una indemnització de 12 dies per any</text:p>
      <text:p text:style-name="P2"/>
      <text:p text:style-name="P2">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p>
      <text:p text:style-name="P2"/>
      <text:p text:style-name="P2">a) Quin contracte es pot realitzar amb aquest treballador?</text:p>
      <text:p text:style-name="P8">Es podria realitzar un contracte <text:span text:style-name="T4">temporal d’obra i servei determinat</text:span>.</text:p>
      <text:p text:style-name="P8"/>
      <text:p text:style-name="P2">b) Què ha d'indicar el contracte sobre la duració?</text:p>
      <text:p text:style-name="P9">Durará el que haja de durar.</text:p>
      <text:p text:style-name="P8"/>
      <text:p text:style-name="P2">c) Si finalment el contracte dura 4 mesos quin serà l'import de la indemnització a la qual té dret aquest treballador?</text:p>
      <text:p text:style-name="P9">Res perquè el contracte del treballador no ha sigut superior a un any.</text:p>
      <text:p text:style-name="P2"/>
      <text:p text:style-name="P2"><text:soft-page-break/>6. Paloma porta encadenats diversos contractes temporals amb empreses del mateix grup: un contracte per obra de 12 mesos, un contracte eventual de 6 mesos i un altre contracte d'obra de 10 mesos. (0,5)</text:p>
      <text:p text:style-name="P2"/>
      <text:p text:style-name="P2">a) Pot Paloma reclamar la seua condició de fixa, per què?</text:p>
      <text:p text:style-name="P9">Si, perquè ha treballat un termini superior a vint-i-quatre mesos en un període de trenta mesos, per la mateixa empresa. Per tant adquirix la condició de persones treballadores fixes.</text:p>
      <text:p text:style-name="P9"/>
      <text:p text:style-name="P2">b) Si l'últim contracte haguera sigut d'interinitat l'afectaria en alguna cosa?</text:p>
      <text:p text:style-name="P9">No, perquè la condició es haver estat contractada no depén del contracte fet.</text:p>
      <text:p text:style-name="P3"><text:tab/></text:p>
      <text:p text:style-name="P2">7. El divendres, l'empresa per a la qual has treballat els últims 14 mesos amb un contracte temporal per obra o servei, et comunica que el dilluns finalitza el teu contracte. Quins drets et corresponen a la finalització del contracte?. (1)</text:p>
      <text:p text:style-name="P9">Han de notificar la terminació del contracte amb una antelació mínima de 15 dies i el treballador té dret a rebre una indemnització de dotze dies de salari per cada any de servei.</text:p>
      <text:p text:style-name="P2"/>
      <text:p text:style-name="P2">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9">Hauria d’oferirme el contracte de pràctiques <text:span text:style-name="T7">ja que el contracte per a la formació i l’aprenentatge está destinat a qualificar a un treballador de la formació teòrica i pràctica necessària per a exercir un ofici.</text:span></text:p>
      <text:p text:style-name="P2"/>
      <text:p text:style-name="P2">9. Explica si hi ha algun error en els següents Contractes per a la Formació i l'Aprenentatge: (1)</text:p>
      <text:p text:style-name="P2">1) Persona de 28 anys sense titulació ni certificat de professionalitat. <text:span text:style-name="T6">Han de ser majors de 16 i menors de 25.</text:span></text:p>
      <text:p text:style-name="P13"/>
      <text:p text:style-name="P2">2) Persona que fa 4 anys va treballar per a la mateixa empresa, ocupant el mateix lloc, durant un any i mig.</text:p>
      <text:p text:style-name="P6">No es podran celebrar contractes per a la formació i l'aprenentatge quan el lloc de treball</text:p>
      <text:p text:style-name="P6">corresponent al contracte haja sigut exercit amb anterioritat pel treballador en la mateixa</text:p>
      <text:p text:style-name="P6">empresa per temps superior a 12 mesos.</text:p>
      <text:p text:style-name="P6"/>
      <text:p text:style-name="P2">3) Persona amb una jornada de 40 hores/setmana, que rep formació teòrica 10 hores a la setmana.</text:p>
      <text:p text:style-name="P2"/>
      <text:p text:style-name="P2"/>
      <text:p text:style-name="P2">4) Contracte amb una duració de 3 mesos.</text:p>
      <text:p text:style-name="P10">El contracte ha de tindre una duració minima d’1 any i màxima 3 anys.</text:p>
      <text:p text:style-name="P10"/>
      <text:p text:style-name="P2">5) Persona que cobra durant el primer any 650€, sent el Salari Mínim Interprofessional de 965 € i dedicant-se a formació el 25% de la jornada.</text:p>
      <text:p text:style-name="P11">No pot cobrar per davall de la part proporcional del salari minim interprofesional, <text:span text:style-name="T8">hauria de cobrar 723.75 €</text:span>.</text:p>
      <text:p text:style-name="P2"/>
      <text:p text:style-name="P2">10. Explica si hi ha algun error en els següents Contractes en pràctiques: (1)</text:p>
      <text:p text:style-name="P2">1) Tècnic de 27 anys que va obtindre el títol al juny de 2014 i és contractat al gener de 2020.</text:p>
      <text:p text:style-name="P14">El error es que han passat més de 5 anys des de la finalització dels estudis</text:p>
      <text:p text:style-name="P14"/>
      <text:p text:style-name="P2">2) Persona a la qual li ofereixen un contracte per 6 mesos.</text:p>
      <text:p text:style-name="P14">Tot bé</text:p>
      <text:p text:style-name="P14"/>
      <text:p text:style-name="P2">3) Persona a la qual li ofereixen un contracte per 3 anys.</text:p>
      <text:p text:style-name="P14">La duració no pot ser superior a 2 anys.</text:p>
      <text:p text:style-name="P14"/>
      <text:p text:style-name="P2"><text:soft-page-break/>4) Contracte a un Tècnic de Grau Superior amb un període de prova de 2 mesos.</text:p>
      <text:p text:style-name="P19"><text:span text:style-name="T9">El període de prova es correcte.</text:span></text:p>
      <text:p text:style-name="P19"><text:span text:style-name="T9"/></text:p>
      <text:p text:style-name="P2">5) Contracte d'un any amb un salari de 750€, sent la retribució fixada en el Conveni per als treballadors que exerceixen el mateix lloc de 1.400€.</text:p>
      <text:p text:style-name="P14">El salari no pot ser inferior al 60% o 75% durant el primer any.</text:p>
      <text:p text:style-name="P2"/>
      <text:p text:style-name="P2">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2"/>
      <text:p text:style-name="P2">a) Compleixes amb la jornada mínima exigida per a poder pactar la realització d'hores complementàries?, per què?</text:p>
      <text:p text:style-name="P20"><text:span text:style-name="T10">Si compleix amb la jornada mínima que son 10 hores per a la realització d’hores complementaries</text:span></text:p>
      <text:p text:style-name="P20"><text:span text:style-name="T10"/></text:p>
      <text:p text:style-name="P2">b) Amb quina antelació mínima ha d'avisar-te l'empresa quan hages de realitzar hores complementàries?</text:p>
      <text:p text:style-name="P15">Un avís mínim de tres dies.</text:p>
      <text:p text:style-name="P2"/>
      <text:p text:style-name="P2">c) Quantes hores complementàries com a màxim pots fer a la setmana?</text:p>
      <text:p text:style-name="P16">El 15% més de les ja pactades</text:p>
      <text:p text:style-name="P2"/>
      <text:p text:style-name="P2">d) Tens dret al fet que l'empresa et pague un complement per aqueixes hores complementàries?</text:p>
      <text:p text:style-name="P16">Les hores complementaries es retribuiran com a ordinàries.</text:p>
      <text:p text:style-name="P2"/>
      <text:p text:style-name="P2">12. A una treballadora la contractarà una *ETT durant 3 mesos per a treballar en una empresa com a programadora. Li han comunicat que les condicions seran les següents: (1)</text:p>
      <text:p text:style-name="P2">- Ha d'anar a l'empresa en la qual treballarà a signar el contracte i portar-lo després a la *ETT.</text:p>
      <text:p text:style-name="P2">- Com treballarà a través d'una *ETT ni té dret a vacances ni les cobrarà.</text:p>
      <text:p text:style-name="P2">- La *ETT es quedarà amb un 10% del seu salari pels serveis prestats.</text:p>
      <text:p text:style-name="P2">- A la finalització del contracte no té dret a indemnització perquè no ha arribat a treballar un any.</text:p>
      <text:p text:style-name="P2">Quines irregularitats s'estan cometent en aquest cas?</text:p>
      <text:p text:style-name="P2"><text:s/></text:p>
      <text:p text:style-name="P18"><text:span text:style-name="T5">El contracte el firma el treballador amb la ETT, a més el treballador té dret a vacances i ha de cobrarles.</text:span></text:p>
      <text:p text:style-name="P18"><text:span text:style-name="T5">El treballador no ha de pagar cap quantitat a la ET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align="justify" style:justify-single-word="false" fo:text-indent="0in" style:auto-text-indent="fals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2:31:15.175737691</meta:creation-date>
    <dc:date>2022-02-22T17:00:21.940760553</dc:date>
    <meta:editing-duration>PT33M47S</meta:editing-duration>
    <meta:editing-cycles>5</meta:editing-cycles>
    <meta:generator>LibreOffice/6.4.7.2$Linux_X86_64 LibreOffice_project/40$Build-2</meta:generator>
    <meta:document-statistic meta:table-count="0" meta:image-count="0" meta:object-count="0" meta:page-count="3" meta:paragraph-count="75" meta:word-count="1341" meta:character-count="7681" meta:non-whitespace-character-count="6411"/>
  </office:meta>
</office:document-meta>
</file>